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18.717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1.99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5" table:default-cell-style-name="ce1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oomp_i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_number_distributor</text:p>
          </table:table-cell>
          <table:table-cell table:style-name="ce1" office:value-type="string" calcext:value-type="string">
            <text:p>price_paid</text:p>
          </table:table-cell>
          <table:table-cell table:style-name="ce1" office:value-type="string" calcext:value-type="string">
            <text:p>csv_lcsc</text:p>
          </table:table-cell>
          <table:table-cell/>
          <table:table-cell table:style-name="ce5" table:number-columns-repeated="1637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omp_electronic_ic_tqfp_32_mcu_atmega328_microchip_atmega328p_au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14877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C14877,ATMEGA328P-AU,Microchip Tech,,TQFP-32(7x7),32KB 2KB FLASH 23 1.8V~5.5V AVR 20MHz TQFP-32(7x7) <text:s/>Microcontroller Units (MCUs/MPUs/SOCs) ROHS,YES,1,1\1,2.431000,2.43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omp_electronic_pmic_sot_223_linear_1117_5_volt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347223</text:p>
          </table:table-cell>
          <table:table-cell office:value-type="string" calcext:value-type="string">
            <text:p>$0.0394</text:p>
          </table:table-cell>
          <table:table-cell office:value-type="string" calcext:value-type="string">
            <text:p>C347223,AMS1117-5.0,"UMW(Youtai Semiconductor Co., Ltd.)",,SOT-223,1A 60dB@(120Hz) Fixed 5V Positive 18V SOT-223 <text:s/>Linear Voltage Regulators (LDO) ROHS,YES,30,10\10,0.039400,1.18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omp_electronic_ic_sop_16_converter_usb_to_serial_converter_wch_ch340g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14267</text:p>
          </table:table-cell>
          <table:table-cell office:value-type="string" calcext:value-type="string">
            <text:p>$0.48</text:p>
          </table:table-cell>
          <table:table-cell office:value-type="string" calcext:value-type="string">
            <text:p>C14267,CH340G,WCH(Jiangsu Qin Heng),,SOP-16,2Mbps Transceiver USB 2.0 SOP-16 <text:s/>USB ICs ROHS,YES,5,1\1,0.480500,2.40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oomp_electronic_ic_sop_16_converter_usb_to_serial_converter_wch_ch340c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7464026</text:p>
          </table:table-cell>
          <table:table-cell office:value-type="string" calcext:value-type="string">
            <text:p>$0.54</text:p>
          </table:table-cell>
          <table:table-cell office:value-type="string" calcext:value-type="string">
            <text:p>C7464026,CH340C,WCH(Jiangsu Qin Heng),,SOP-16," SOP-16 <text:s/>USB ICs ROHS",YES,5,1\1,0.547300,2.74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omp_electronic_socket_usb_mini_surface_mount_only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14663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C14663,CC0603KRX7R9BB104,YAGEO,,0603,50V 100nF X7R ±10% 0603  Multilayer Ceramic Capacitors MLCC - SMD/SMT ROHS,YES,4000,100\100,0.001500,6.00</text:p>
            <text:p/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oomp_electronic_led_0603_red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string" calcext:value-type="string">
            <text:p>C965799</text:p>
          </table:table-cell>
          <table:table-cell office:value-type="string" calcext:value-type="string">
            <text:p>$0.0018</text:p>
          </table:table-cell>
          <table:table-cell office:value-type="string" calcext:value-type="string">
            <text:p>C965799,XL-1608SURC-06,XINGLIGHT,,0603,Colorless transparence -30℃~+85℃ Positive post 617nm~621nm Red 120° 55mW 0603 <text:s/>Light Emitting Diodes (LED) ROHS,YES,4000,100\100,0.001800,7.20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oomp_electronic_led_0603_blu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965807</text:p>
          </table:table-cell>
          <table:table-cell office:value-type="string" calcext:value-type="string">
            <text:p>$0.0037</text:p>
          </table:table-cell>
          <table:table-cell office:value-type="string" calcext:value-type="string">
            <text:p>C965807,XL-1608UBC-04,XINGLIGHT,,0603,Colorless transparence -30℃~+85℃ Positive post 460nm~469nm blue 120° 80mW 0603 <text:s/>Light Emitting Diodes (LED) ROHS,YES,100,100\100,0.003700,0.37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oomp_electronic_led_0603_gree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965804</text:p>
          </table:table-cell>
          <table:table-cell office:value-type="string" calcext:value-type="string">
            <text:p>$0.004</text:p>
          </table:table-cell>
          <table:table-cell office:value-type="string" calcext:value-type="string">
            <text:p>C965802,XL-1608UYC-06,XINGLIGHT,,0603,Colorless transparence -30℃~+85℃ 589nm~591nm Positive post yellow 120° 55mW 0603 <text:s/>Light Emitting Diodes (LED) ROHS,YES,100,100\100,0.005500,0.55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oomp_electronic_led_0603_yellow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965802</text:p>
          </table:table-cell>
          <table:table-cell office:value-type="string" calcext:value-type="string">
            <text:p>$0.0047</text:p>
          </table:table-cell>
          <table:table-cell office:value-type="string" calcext:value-type="string">
            <text:p>C965804,XL-1608UGC-04,XINGLIGHT,,0603,Colorless transparence 516nm~525nm -30℃~+85℃ Positive post Emerald 120° 80mW 0603 <text:s/>Light Emitting Diodes (LED) ROHS,YES,100,100\100,0.004000,0.40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omp_electronic_resistor_0603_1000_oh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string" calcext:value-type="string">
            <text:p>C21190</text:p>
          </table:table-cell>
          <table:table-cell office:value-type="string" calcext:value-type="string">
            <text:p>$0.0006</text:p>
          </table:table-cell>
          <table:table-cell office:value-type="string" calcext:value-type="string">
            <text:p>C22548,RC0603FR-071KL,YAGEO,,0603,100mW Thick Film Resistors ±100ppm/℃ ±1% 1kΩ 0603 <text:s/>Chip Resistor - Surface Mount ROHS,YES,5000,100\100,0.000600,3.00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oomp_electronic_resistor_0603_10000_oh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string" calcext:value-type="string">
            <text:p>C98220</text:p>
          </table:table-cell>
          <table:table-cell office:value-type="string" calcext:value-type="string">
            <text:p>$0.0007</text:p>
          </table:table-cell>
          <table:table-cell office:value-type="string" calcext:value-type="string">
            <text:p>C98220,RC0603FR-0710KL,YAGEO,,0603,100mW Thick Film Resistors ±100ppm/℃ ±1% 10kΩ 0603 <text:s/>Chip Resistor - Surface Mount ROHS,YES,5000,100\100,0.000700,3.50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oomp_electronic_button_3_5_mm_x_6_mm_x_2_5_mm_surface_mount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C2845294</text:p>
          </table:table-cell>
          <table:table-cell office:value-type="string" calcext:value-type="string">
            <text:p>$0.0192</text:p>
          </table:table-cell>
          <table:table-cell office:value-type="string" calcext:value-type="string">
            <text:p>C2845294,TC-3601L-2.5-260G,HCTL,,SMD,No NO 50mA 100000 Times 260gf 12V Brick nogging SPST SMD <text:s/>Tactile Switches ROHS,YES,200,20\20,0.019200,3.84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oomp_electronic_ceramic_resonator_3213_3_pin_ground_pin_2_16_mega_hertz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882605</text:p>
          </table:table-cell>
          <table:table-cell office:value-type="string" calcext:value-type="string">
            <text:p>$0.3616</text:p>
          </table:table-cell>
          <table:table-cell office:value-type="string" calcext:value-type="string">
            <text:p>C882605,CSTNE16M0VH3C000R0,Murata Electronics,,SMD3213-3P,16MHz ±0.07% 15pF 40Ω SMD3213-3P  Ceramic Resonators ROHS,YES,5,5\5,0.361600,1.81</text:p>
            <text:p/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oomp_electronic_ceramic_resonator_3213_3_pin_ground_pin_2_12_mega_hertz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341520</text:p>
          </table:table-cell>
          <table:table-cell office:value-type="string" calcext:value-type="string">
            <text:p>$0.2171</text:p>
          </table:table-cell>
          <table:table-cell office:value-type="string" calcext:value-type="string">
            <text:p>C341520,CSTNE12M0G550000R0,Murata Electronics,,SMD3213-3P,12MHz ±0.5% 33pF 30Ω SMD3213-3P  Ceramic Resonators ROHS,YES,5,5\5,0.217100,1.09</text:p>
            <text:p/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oomp_electronic_diode_schottky_sod_123_package_marking_b2_mbr052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77335</text:p>
          </table:table-cell>
          <table:table-cell office:value-type="string" calcext:value-type="string">
            <text:p>$0.0322</text:p>
          </table:table-cell>
          <table:table-cell office:value-type="string" calcext:value-type="string">
            <text:p>C77335,MBR0520,"Jiangsu Changjing Electronics Technology Co., Ltd.",,SOD-123,20V 450mV@500mA 500mA SOD-123  Schottky Barrier Diodes (SBD) ROHS,YES,100,20\20,0.032200,3.22</text:p>
            <text:p/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oomp_electronic_capacitor_3216_avx_a_tantalum_4_7_micro_farad_16_volt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C7187</text:p>
          </table:table-cell>
          <table:table-cell office:value-type="string" calcext:value-type="string">
            <text:p>$0.0781</text:p>
          </table:table-cell>
          <table:table-cell office:value-type="string" calcext:value-type="string">
            <text:p>C7187,TAJA475K016RNJ,Kyocera AVX,,CASE-A-3216,4.7uF 16V 4Ω@100kHz ±10% CASE-A-3216  Tantalum Capacitors ROHS,YES,50,5\5,0.078100,3.91</text:p>
            <text:p/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oomp_electronic_capacitor_0603_100_nano_farad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string" calcext:value-type="string">
            <text:p>C14663</text:p>
          </table:table-cell>
          <table:table-cell office:value-type="string" calcext:value-type="string">
            <text:p>$0.0015</text:p>
          </table:table-cell>
          <table:table-cell office:value-type="string" calcext:value-type="string">
            <text:p>C14663,CC0603KRX7R9BB104,YAGEO,,0603,50V 100nF X7R ±10% 0603  Multilayer Ceramic Capacitors MLCC - SMD/SMT ROHS,YES,4000,100\100,0.001500,6.00</text:p>
            <text:p/>
            <text:p/>
          </table:table-cell>
          <table:table-cell table:style-name="ce5" table:number-columns-repeated="16378"/>
        </table:table-row>
        <table:table-row table:style-name="ro1" table:number-rows-repeated="64">
          <table:table-cell table:style-name="ce5" table:number-columns-repeated="4"/>
          <table:table-cell table:number-columns-repeated="2"/>
          <table:table-cell table:style-name="ce5" table:number-columns-repeated="16378"/>
        </table:table-row>
        <table:table-row table:style-name="ro1" table:number-rows-repeated="12">
          <table:table-cell table:style-name="ce5" table:number-columns-repeated="4"/>
          <table:table-cell table:number-columns-repeated="2"/>
          <table:table-cell table:style-name="ce5"/>
          <table:table-cell table:number-columns-repeated="16377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 style:data-style-name="N2" text:time-value="23:22:34.9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6:15:22.633000000</meta:creation-date>
    <dc:date>2023-08-31T23:25:36.671000000</dc:date>
    <meta:editing-duration>PT3H41M53S</meta:editing-duration>
    <meta:editing-cycles>8</meta:editing-cycles>
    <meta:generator>LibreOffice/7.6.0.3$Windows_X86_64 LibreOffice_project/69edd8b8ebc41d00b4de3915dc82f8f0fc3b6265</meta:generator>
    <meta:document-statistic meta:table-count="1" meta:cell-count="108" meta:object-count="0"/>
  </office:meta>
</office:document-meta>
</file>